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text-properties fo:language="fr" fo:country="FR" officeooo:rsid="0003f7b8" officeooo:paragraph-rsid="0003f7b8"/>
    </style:style>
    <style:style style:name="P4" style:family="paragraph" style:parent-style-name="Text_20_body">
      <style:paragraph-properties fo:text-align="justify" style:justify-single-word="false"/>
      <style:text-properties fo:language="fr" fo:country="FR" officeooo:rsid="0003f7b8" officeooo:paragraph-rsid="0003f7b8"/>
    </style:style>
    <style:style style:name="P5" style:family="paragraph" style:parent-style-name="Text_20_body" style:list-style-name="L1">
      <style:paragraph-properties fo:text-align="justify" style:justify-single-word="false"/>
      <style:text-properties fo:language="fr" fo:country="FR" officeooo:rsid="0003f7b8" officeooo:paragraph-rsid="0003f7b8"/>
    </style:style>
    <style:style style:name="P6" style:family="paragraph" style:parent-style-name="Text_20_body" style:list-style-name="L2">
      <style:text-properties fo:language="fr" fo:country="FR" officeooo:rsid="0003f7b8" officeooo:paragraph-rsid="0003f7b8"/>
    </style:style>
    <style:style style:name="P7" style:family="paragraph" style:parent-style-name="Title">
      <style:text-properties fo:language="fr" fo:country="FR"/>
    </style:style>
    <style:style style:name="T1" style:family="text">
      <style:text-properties officeooo:rsid="0004806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L44 – Bilan de sprint</text:p>
      <text:p text:style-name="P2"/>
      <text:p text:style-name="P4">Ce dernier sprint, étendu de mercredi 10/<text:span text:style-name="T1">01</text:span> à aujourd’hui, a été marqué par l’aboutissement du compilateur Hello World, ainsi que par des avancées significatives dans la quête du compilateur sans-objet zéro défaut.</text:p>
      <text:p text:style-name="P4"/>
      <text:list xml:id="list1762110794" text:style-name="L1">
        <text:list-item>
          <text:p text:style-name="P5">Etape<text:span text:style-name="T1">s</text:span> A et B pour le sans-objet</text:p>
        </text:list-item>
        <text:list-item>
          <text:p text:style-name="P5">Etape C presque finie pour le sans-objet</text:p>
        </text:list-item>
        <text:list-item>
          <text:p text:style-name="P5">Tests en bonne voie pour les 3 étapes (anticipation sur le avec-objet)</text:p>
        </text:list-item>
        <text:list-item>
          <text:p text:style-name="P5">Extension fonctionnelle mais précision non parfaite</text:p>
        </text:list-item>
        <text:list-item>
          <text:p text:style-name="P5">Début d’étape A avec objet</text:p>
        </text:list-item>
      </text:list>
      <text:h text:style-name="P1" text:outline-level="1">Démonstration</text:h>
      <text:p text:style-name="P4"/>
      <text:h text:style-name="P1" text:outline-level="1">Prochain sprint</text:h>
      <text:p text:style-name="P2"/>
      <text:p text:style-name="P3">Nos ambitions : aboutir à un compilateur avec objet zéro défaut.</text:p>
      <text:list xml:id="list2867060596" text:style-name="L2">
        <text:list-item>
          <text:p text:style-name="P6">Les trois étapes fonctionnelles</text:p>
        </text:list-item>
        <text:list-item>
          <text:p text:style-name="P6">Une base de tests exhaustive</text:p>
        </text:list-item>
        <text:list-item>
          <text:p text:style-name="P6">Une extension peaufinée</text:p>
        </text:list-item>
      </text:list>
      <text:p text:style-name="P3"/>
      <text:h text:style-name="P1" text:outline-level="1">Avancement de l’extension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4:15:16.775377351</meta:creation-date>
    <dc:date>2024-01-17T14:29:31.210683405</dc:date>
    <meta:editing-duration>PT3M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110" meta:character-count="662" meta:non-whitespace-character-count="573"/>
  </office:meta>
</office:document-meta>
</file>